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47000000350845E93E18A3371A1.png" manifest:media-type="image/png"/>
  <manifest:file-entry manifest:full-path="Pictures/100000000000047000000350D2BD96EFB42EDC09.png" manifest:media-type="image/png"/>
  <manifest:file-entry manifest:full-path="Pictures/100000000000047000000350298750D1508D4EF3.png" manifest:media-type="image/png"/>
  <manifest:file-entry manifest:full-path="Pictures/1000000000000470000003507F6B0479D2F43147.png" manifest:media-type="image/png"/>
  <manifest:file-entry manifest:full-path="Pictures/100000000000047000000350BCADD270031C1F75.png" manifest:media-type="image/png"/>
  <manifest:file-entry manifest:full-path="Pictures/1000000000000500000003240AD142F473D6DAF4.png" manifest:media-type="image/png"/>
  <manifest:file-entry manifest:full-path="Pictures/1000000000000470000003502EBAD5F0DDEFCB17.png" manifest:media-type="image/png"/>
  <manifest:file-entry manifest:full-path="Pictures/100000000000047000000350349484AC34B63108.png" manifest:media-type="image/png"/>
  <manifest:file-entry manifest:full-path="Pictures/100000000000047000000350D917079F72874A80.png" manifest:media-type="image/png"/>
  <manifest:file-entry manifest:full-path="Pictures/100000000000047000000350860637DCD0D4CA9F.png" manifest:media-type="image/png"/>
  <manifest:file-entry manifest:full-path="Pictures/1000000000000470000003502C569893A51A5E34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5.073cm" svg:height="15.749cm" svg:x="1.452cm" svg:y="-0.007cm">
          <draw:image xlink:href="Pictures/1000000000000500000003240AD142F473D6DAF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1.097cm" svg:height="15.749cm" svg:x="3.44cm" svg:y="-0.007cm">
          <draw:image xlink:href="Pictures/100000000000047000000350BCADD270031C1F7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1.097cm" svg:height="15.749cm" svg:x="3.44cm" svg:y="-0.007cm">
          <draw:image xlink:href="Pictures/100000000000047000000350D917079F72874A8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21.097cm" svg:height="15.749cm" svg:x="3.44cm" svg:y="-0.007cm">
          <draw:image xlink:href="Pictures/100000000000047000000350860637DCD0D4CA9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2" draw:layer="layout" svg:width="21.097cm" svg:height="15.749cm" svg:x="3.44cm" svg:y="-0.007cm">
          <draw:image xlink:href="Pictures/100000000000047000000350349484AC34B6310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2" draw:layer="layout" svg:width="21.097cm" svg:height="15.749cm" svg:x="3.44cm" svg:y="-0.007cm">
          <draw:image xlink:href="Pictures/1000000000000470000003502C569893A51A5E3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2" draw:layer="layout" svg:width="21.097cm" svg:height="15.749cm" svg:x="3.44cm" svg:y="-0.007cm">
          <draw:image xlink:href="Pictures/1000000000000470000003502EBAD5F0DDEFCB1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2" draw:layer="layout" svg:width="21.097cm" svg:height="15.749cm" svg:x="3.44cm" svg:y="-0.007cm">
          <draw:image xlink:href="Pictures/100000000000047000000350298750D1508D4EF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2" draw:layer="layout" svg:width="21.097cm" svg:height="15.749cm" svg:x="3.44cm" svg:y="-0.007cm">
          <draw:image xlink:href="Pictures/100000000000047000000350D2BD96EFB42EDC0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2" draw:layer="layout" svg:width="21.097cm" svg:height="15.749cm" svg:x="3.44cm" svg:y="-0.007cm">
          <draw:image xlink:href="Pictures/1000000000000470000003507F6B0479D2F4314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2" draw:layer="layout" svg:width="21.097cm" svg:height="15.749cm" svg:x="3.44cm" svg:y="-0.007cm">
          <draw:image xlink:href="Pictures/100000000000047000000350845E93E18A3371A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1T05:28:26.006505965</meta:creation-date>
    <dc:date>2020-01-11T05:52:49.355889529</dc:date>
    <meta:editing-duration>PT5M20S</meta:editing-duration>
    <meta:editing-cycles>3</meta:editing-cycles>
    <meta:generator>LibreOffice/6.1.5.2$Linux_ARM_EABI LibreOffice_project/10$Build-2</meta:generator>
    <meta:document-statistic meta:object-count="56"/>
  </office:meta>
</office:document-meta>
</file>